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516" officeooo:paragraph-rsid="0010d516"/>
    </style:style>
    <style:style style:name="P2" style:family="paragraph" style:parent-style-name="Standard" style:list-style-name="L2">
      <style:text-properties officeooo:rsid="0010d516" officeooo:paragraph-rsid="0010d516"/>
    </style:style>
    <style:style style:name="P3" style:family="paragraph" style:parent-style-name="Standard">
      <style:text-properties officeooo:paragraph-rsid="0010d516"/>
    </style:style>
    <style:style style:name="T1" style:family="text">
      <style:text-properties officeooo:rsid="0010d516"/>
    </style:style>
    <style:style style:name="T2" style:family="text">
      <style:text-properties fo:font-weight="bold" officeooo:rsid="0010d51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okument pro schválení</text:span><text:span text:style-name="T1"> </text:span></text:p>
      <text:p text:style-name="P3"/>
      <text:p text:style-name="P3"><text:span text:style-name="T1">Co bude 15.9. ráno hotové?</text:span></text:p>
      <text:list xml:id="list8421887120719170845" text:style-name="L2">
        <text:list-item>
          <text:p text:style-name="P2">Import dat ze souboru</text:p>
        </text:list-item>
        <text:list-item>
          <text:p text:style-name="P2">Prohlížení poboček a porklikávání na zaměstnance.</text:p>
        </text:list-item>
        <text:list-item>
          <text:p text:style-name="P2">Přidání plánovaných ohodnocení.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8:38:28.224000000</meta:creation-date>
    <dc:date>2015-09-14T18:44:37.243000000</dc:date>
    <meta:editing-duration>P0D</meta:editing-duration>
    <meta:editing-cycles>1</meta:editing-cycles>
    <meta:document-statistic meta:table-count="0" meta:image-count="0" meta:object-count="0" meta:page-count="1" meta:paragraph-count="5" meta:word-count="24" meta:character-count="153" meta:non-whitespace-character-count="136"/>
    <meta:generator>LibreOffice/4.2.4.2$Windows_x86 LibreOffice_project/63150712c6d317d27ce2db16eb94c2f3d7b699f8</meta:generator>
  </office:meta>
</office:document-meta>
</file>